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fileurl</text:p>
          </table:table-cell>
          <table:table-cell office:value-type="string">
            <text:p>kind</text:p>
          </table:table-cell>
          <table:table-cell office:value-type="string">
            <text:p>percent</text:p>
          </table:table-cell>
          <table:table-cell office:value-type="string">
            <text:p>colorName</text:p>
          </table:table-cell>
          <table:table-cell office:value-type="string">
            <text:p>hex_jpn</text:p>
          </table:table-cell>
          <table:table-cell office:value-type="string">
            <text:p>hex_ori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foreground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foreground</text:p>
          </table:table-cell>
          <table:table-cell office:value-type="float" office:value="37">
            <text:p>37</text:p>
          </table:table-cell>
          <table:table-cell table:style-name="ce1" office:value-type="string">
            <text:p>鶸萌黄</text:p>
          </table:table-cell>
          <table:table-cell office:value-type="string">
            <text:p>#82ae46</text:p>
          </table:table-cell>
          <table:table-cell office:value-type="string">
            <text:p>#7daa4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foreground</text:p>
          </table:table-cell>
          <table:table-cell office:value-type="float" office:value="81">
            <text:p>81</text:p>
          </table:table-cell>
          <table:table-cell office:value-type="string">
            <text:p>利休茶</text:p>
          </table:table-cell>
          <table:table-cell table:style-name="ce1" office:value-type="string">
            <text:p>#a59564</text:p>
          </table:table-cell>
          <table:table-cell office:value-type="string">
            <text:p>#ab9668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</text:p>
          </table:table-cell>
          <table:table-cell office:value-type="string">
            <text:p>foreground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office:value-type="string">
            <text:p>background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table:number-columns-repeated="7"/>
        </table:table-row>
        <table:table-row table:style-name="ro2">
          <table:table-cell office:value-type="float" office:value="18">
            <text:p>18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table:number-columns-repeated="7"/>
        </table:table-row>
        <table:table-row table:style-name="ro2">
          <table:table-cell office:value-type="float" office:value="23">
            <text:p>23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</text:p>
          </table:table-cell>
          <table:table-cell office:value-type="string">
            <text:p>backgrou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</text:p>
          </table:table-cell>
          <table:table-cell office:value-type="string">
            <text:p>foreground</text:p>
          </table:table-cell>
          <table:table-cell office:value-type="float" office:value="24">
            <text:p>24</text:p>
          </table:table-cell>
          <table:table-cell office:value-type="string">
            <text:p>土器色</text:p>
          </table:table-cell>
          <table:table-cell office:value-type="string">
            <text:p>#c37854</text:p>
          </table:table-cell>
          <table:table-cell office:value-type="string">
            <text:p>#c57959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</text:p>
          </table:table-cell>
          <table:table-cell office:value-type="string">
            <text:p>image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2">
          <table:table-cell office:value-type="float" office:value="32">
            <text:p>32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a</text:p>
          </table:table-cell>
          <table:table-cell office:value-type="string">
            <text:p>image</text:p>
          </table:table-cell>
          <table:table-cell office:value-type="float" office:value="21">
            <text:p>21</text:p>
          </table:table-cell>
          <table:table-cell office:value-type="string">
            <text:p>羊羹色</text:p>
          </table:table-cell>
          <table:table-cell office:value-type="string">
            <text:p>#383c3c</text:p>
          </table:table-cell>
          <table:table-cell office:value-type="string">
            <text:p>#3e3e41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</text:p>
          </table:table-cell>
          <table:table-cell office:value-type="string">
            <text:p>background</text:p>
          </table:table-cell>
          <table:table-cell office:value-type="float" office:value="40">
            <text:p>40</text:p>
          </table:table-cell>
          <table:table-cell office:value-type="string">
            <text:p>香染</text:p>
          </table:table-cell>
          <table:table-cell office:value-type="string">
            <text:p>#ad7d4c</text:p>
          </table:table-cell>
          <table:table-cell office:value-type="string">
            <text:p>#b17f46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7"/>
        </table:table-row>
        <table:table-row table:style-name="ro2">
          <table:table-cell office:value-type="float" office:value="44">
            <text:p>44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table:number-columns-repeated="7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a</text:p>
          </table:table-cell>
          <table:table-cell office:value-type="string">
            <text:p>image</text:p>
          </table:table-cell>
          <table:table-cell office:value-type="float" office:value="25">
            <text:p>25</text:p>
          </table:table-cell>
          <table:table-cell office:value-type="string">
            <text:p>青藍</text:p>
          </table:table-cell>
          <table:table-cell office:value-type="string">
            <text:p>#274a78</text:p>
          </table:table-cell>
          <table:table-cell office:value-type="string">
            <text:p>#224c78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number-columns-repeated="7"/>
        </table:table-row>
        <table:table-row table:style-name="ro2">
          <table:table-cell office:value-type="float" office:value="55">
            <text:p>55</text:p>
          </table:table-cell>
          <table:table-cell table:number-columns-repeated="7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</text:p>
          </table:table-cell>
          <table:table-cell office:value-type="string">
            <text:p>foreground</text:p>
          </table:table-cell>
          <table:table-cell office:value-type="float" office:value="23">
            <text:p>23</text:p>
          </table:table-cell>
          <table:table-cell office:value-type="string">
            <text:p>芝翫茶</text:p>
          </table:table-cell>
          <table:table-cell table:style-name="ce1" office:value-type="string">
            <text:p>#ad7e4e</text:p>
          </table:table-cell>
          <table:table-cell office:value-type="string">
            <text:p>#b2804f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table:number-columns-repeated="7"/>
        </table:table-row>
        <table:table-row table:style-name="ro2">
          <table:table-cell office:value-type="float" office:value="59">
            <text:p>59</text:p>
          </table:table-cell>
          <table:table-cell table:number-columns-repeated="7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b</text:p>
          </table:table-cell>
          <table:table-cell office:value-type="string">
            <text:p>background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b</text:p>
          </table:table-cell>
          <table:table-cell office:value-type="string">
            <text:p>background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table:number-columns-repeated="7"/>
        </table:table-row>
        <table:table-row table:style-name="ro2">
          <table:table-cell office:value-type="float" office:value="66">
            <text:p>66</text:p>
          </table:table-cell>
          <table:table-cell table:number-columns-repeated="7"/>
        </table:table-row>
        <table:table-row table:style-name="ro2">
          <table:table-cell office:value-type="float" office:value="67">
            <text:p>67</text:p>
          </table:table-cell>
          <table:table-cell table:number-columns-repeated="7"/>
        </table:table-row>
        <table:table-row table:style-name="ro2">
          <table:table-cell office:value-type="float" office:value="73">
            <text:p>73</text:p>
          </table:table-cell>
          <table:table-cell table:number-columns-repeated="7"/>
        </table:table-row>
        <table:table-row table:style-name="ro2">
          <table:table-cell office:value-type="float" office:value="74">
            <text:p>74</text:p>
          </table:table-cell>
          <table:table-cell table:number-columns-repeated="7"/>
        </table:table-row>
        <table:table-row table:style-name="ro2">
          <table:table-cell office:value-type="float" office:value="76">
            <text:p>76</text:p>
          </table:table-cell>
          <table:table-cell table:number-columns-repeated="7"/>
        </table:table-row>
        <table:table-row table:style-name="ro2">
          <table:table-cell office:value-type="float" office:value="79">
            <text:p>79</text:p>
          </table:table-cell>
          <table:table-cell table:number-columns-repeated="7"/>
        </table:table-row>
        <table:table-row table:style-name="ro2">
          <table:table-cell office:value-type="float" office:value="82">
            <text:p>82</text:p>
          </table:table-cell>
          <table:table-cell table:number-columns-repeated="7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b</text:p>
          </table:table-cell>
          <table:table-cell office:value-type="string">
            <text:p>image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table:number-columns-repeated="7"/>
        </table:table-row>
        <table:table-row table:style-name="ro2">
          <table:table-cell office:value-type="float" office:value="89">
            <text:p>89</text:p>
          </table:table-cell>
          <table:table-cell table:number-columns-repeated="7"/>
        </table:table-row>
        <table:table-row table:style-name="ro2">
          <table:table-cell office:value-type="float" office:value="92">
            <text:p>92</text:p>
          </table:table-cell>
          <table:table-cell table:number-columns-repeated="7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</text:p>
          </table:table-cell>
          <table:table-cell office:value-type="string">
            <text:p>foreground</text:p>
          </table:table-cell>
          <table:table-cell office:value-type="float" office:value="21">
            <text:p>21</text:p>
          </table:table-cell>
          <table:table-cell office:value-type="string">
            <text:p>栗色</text:p>
          </table:table-cell>
          <table:table-cell office:value-type="string">
            <text:p>#762f07</text:p>
          </table:table-cell>
          <table:table-cell office:value-type="string">
            <text:p>#7c300d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a</text:p>
          </table:table-cell>
          <table:table-cell office:value-type="string">
            <text:p>image</text:p>
          </table:table-cell>
          <table:table-cell office:value-type="float" office:value="55">
            <text:p>55</text:p>
          </table:table-cell>
          <table:table-cell office:value-type="string">
            <text:p>蝉色</text:p>
          </table:table-cell>
          <table:table-cell office:value-type="string">
            <text:p>#2b2b2b</text:p>
          </table:table-cell>
          <table:table-cell office:value-type="string">
            <text:p>#312d2b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table:number-columns-repeated="7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a</text:p>
          </table:table-cell>
          <table:table-cell office:value-type="string">
            <text:p>foregrou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Sheet1.B1:Sheet1.B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2015/05/11</text:date>, <text:time>10:55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bayashi Seiya</meta:initial-creator>
    <meta:creation-date>2015-05-11T01:09:16</meta:creation-date>
    <dc:date>2015-05-11T10:55:56</dc:date>
    <dc:creator>Kobayashi Seiya</dc:creator>
    <meta:editing-duration>PT6M44S</meta:editing-duration>
    <meta:editing-cycles>1</meta:editing-cycles>
    <meta:document-statistic meta:table-count="3" meta:cell-count="141" meta:object-count="0"/>
    <meta:generator>OpenOffice/4.1.0$Unix OpenOffice.org_project/410m18$Build-9764</meta:generator>
  </office:meta>
</office:document-meta>
</file>